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420e0" officeooo:paragraph-rsid="001420e0"/>
    </style:style>
    <style:style style:name="P2" style:family="paragraph" style:parent-style-name="Standard">
      <style:paragraph-properties fo:text-align="start" style:justify-single-word="false"/>
      <style:text-properties officeooo:rsid="001420e0" officeooo:paragraph-rsid="001420e0"/>
    </style:style>
    <style:style style:name="P3" style:family="paragraph" style:parent-style-name="Standard">
      <style:paragraph-properties fo:text-align="justify" style:justify-single-word="false"/>
      <style:text-properties officeooo:rsid="001420e0" officeooo:paragraph-rsid="001420e0"/>
    </style:style>
    <style:style style:name="P4" style:family="paragraph" style:parent-style-name="Standard">
      <style:paragraph-properties fo:text-align="justify" style:justify-single-word="false"/>
      <style:text-properties officeooo:rsid="001420e0" officeooo:paragraph-rsid="002005c3"/>
    </style:style>
    <style:style style:name="P5" style:family="paragraph" style:parent-style-name="Standard">
      <style:paragraph-properties fo:text-align="justify" style:justify-single-word="false"/>
      <style:text-properties officeooo:paragraph-rsid="0018bd04"/>
    </style:style>
    <style:style style:name="P6" style:family="paragraph" style:parent-style-name="Standard">
      <style:paragraph-properties fo:text-align="justify" style:justify-single-word="false"/>
      <style:text-properties officeooo:rsid="001420e0" officeooo:paragraph-rsid="0022b891"/>
    </style:style>
    <style:style style:name="T1" style:family="text">
      <style:text-properties officeooo:rsid="0018bd04"/>
    </style:style>
    <style:style style:name="T2" style:family="text">
      <style:text-properties style:text-underline-style="none" officeooo:rsid="0018bd04"/>
    </style:style>
    <style:style style:name="T3" style:family="text">
      <style:text-properties style:text-underline-style="none" officeooo:rsid="001a06f6"/>
    </style:style>
    <style:style style:name="T4" style:family="text">
      <style:text-properties style:text-underline-style="none" officeooo:rsid="002005c3"/>
    </style:style>
    <style:style style:name="T5" style:family="text">
      <style:text-properties style:text-underline-style="none" officeooo:rsid="00292132"/>
    </style:style>
    <style:style style:name="T6" style:family="text">
      <style:text-properties style:text-underline-style="none" officeooo:rsid="0029b7f4"/>
    </style:style>
    <style:style style:name="T7" style:family="text">
      <style:text-properties officeooo:rsid="002eb6e1"/>
    </style:style>
    <style:style style:name="T8" style:family="text">
      <style:text-properties officeooo:rsid="0030072f"/>
    </style:style>
    <style:style style:name="T9" style:family="text">
      <style:text-properties officeooo:rsid="00312e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text:span text:style-name="T7">p</text:span>ersonnel</text:p>
      <text:p text:style-name="P1"/>
      <text:p text:style-name="P2"/>
      <text:p text:style-name="P2">Mon investissement dans la vie associative lycéenne :</text:p>
      <text:p text:style-name="P3"/>
      <text:p text:style-name="P6"><text:tab/>J’ai été très investi dans le développement de la vie associative de mon lycée, et cela même durant mes années de classe préparatoire. Avec l’association Maison des Lycéens dont je faisais parti<text:span text:style-name="T9">e</text:span>, nous avons pu aider de nombreux clubs à se développer à travers des campagnes d’affichage, la gestion de leurs budgets, la mise en place de règlements… De nombreux projets de plus grande envergure ont pu être financés tels qu’un club de ballon stratosphérique qui a pour objectif de relever avec précision des données au niveau de la stratosphère, ce club a pu être renouvelé pendant de nombreuses années et même jusqu’à aujourd’hui. Nous avons également permis à des clubs de passions et de loisirs de naître et de vivre, que ce soit un club de jeux de rôle, de jeux de société, de théâtre ou encore de jeux vidéos. Nous avons organisé des sorties pour les internes suite à des demandes d’élèves, notamment pour aller voir des concerts ou des pièces de théâtre. J’ai pu forgé de belles amitiés durant mon engagement dans cette association, ce qui a permis de créer des projets avec une excellente cohésion d’équipe. J’ai appris à construire un projet depuis ses prémisses jusqu’à sa finalisation avec toute la gestion que cela occasionne comme des réservations de salles, des entretiens avec des responsables ou encore des gestions de budget sur tout un bilan annuel. Je n’étais pas seulement gérant d’une partie de l’association, j’étais également un membre récurrent des différents clubs ou manifestations artistiques. J’ai beaucoup participé au club jeux de rôles et j’étais acteur dans le club théâtre.</text:p>
      <text:p text:style-name="P4"><text:tab/>Suite à cela, en 2018, après avoir été élu délégué de 1ère année de prépa TSI, j’ai candidaté et obtenu le statut de membre du conseil d’administration du lycée. J’ai pu ainsi démontrer mes compétences <text:span text:style-name="T8">devant </text:span>la direction du lycée et m’affirmer en tant qu’élève actif du lycée. En parallèle, j’ai créé avec Ludovic Arnaud, professeur de <text:span text:style-name="T8">p</text:span>hysique-<text:span text:style-name="T8">c</text:span>himie du lycée <text:span text:style-name="T8">Aristide Briand,</text:span> un club de développement durable qui a pour but de sensibiliser les lycéens au réchauffement climatique, à l’écologie ainsi qu’au gaspillage alimentaire. Ce club a d’ailleurs été très investi lors de la marche pour le climat. Mes deux statuts de président du club développement durable et de membre du conseil d’administration ont amené des changements non négligeables dans la vie lycéenne comme des campagnes de sensibilisation contre le gaspillage alimentaire, des repas bio à la cantine, la suppression des gobelets en plastique et la mise en place de consignes pour les machines à café.</text:p>
      <text:p text:style-name="P5"><text:span text:style-name="T1"><text:tab/>Enfin, en seconde année de prépa, j’ai été responsable de l’internat des élèves de classe préparatoire, j’ai notamment</text:span><text:span text:style-name="T2"> </text:span><text:span text:style-name="T3">été la passerelle de dialogue entre les internes et les agents d’entretien pour les problème</text:span><text:span text:style-name="T4">s</text:span><text:span text:style-name="T3"> matériels et j’étais responsable de tout l’internat dès qu’il y avait un exercice incendie. </text:span><text:span text:style-name="T2"><text:s/></text:span><text:span text:style-name="T5">Ce statut était </text:span><text:span text:style-name="T6">à</text:span><text:span text:style-name="T5"> </text:span><text:span text:style-name="T6">l’</text:span><text:span text:style-name="T5">initiative de la direction du lycée qui avait confiance en moi </text:span><text:span text:style-name="T6">et qui connaissait mon sens de la communication et de ma capacité à être gestionnaire de la vie lycéenn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30T13:58:11.406000000</meta:creation-date>
    <dc:date>2020-06-06T15:16:06.781000000</dc:date>
    <meta:editing-duration>PT1H17M56S</meta:editing-duration>
    <meta:editing-cycles>31</meta:editing-cycles>
    <meta:generator>LibreOffice/6.3.3.2$Windows_X86_64 LibreOffice_project/a64200df03143b798afd1ec74a12ab50359878ed</meta:generator>
    <meta:document-statistic meta:table-count="0" meta:image-count="0" meta:object-count="0" meta:page-count="1" meta:paragraph-count="5" meta:word-count="512" meta:character-count="3141" meta:non-whitespace-character-count="2629"/>
  </office:meta>
</office:document-meta>
</file>